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6pt" officeooo:paragraph-rsid="0033193b" style:font-size-asian="16pt" style:font-size-complex="16pt"/>
    </style:style>
    <style:style style:name="P2" style:family="paragraph" style:parent-style-name="Text_20_body">
      <style:paragraph-properties fo:text-align="justify" style:justify-single-word="false"/>
      <style:text-properties fo:font-size="16pt" fo:font-weight="bold" officeooo:rsid="0017ca1c" officeooo:paragraph-rsid="0017ca1c" style:font-size-asian="16pt" style:font-weight-asian="bold" style:font-size-complex="16pt" style:font-weight-complex="bold"/>
    </style:style>
    <style:style style:name="P3"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4" style:family="paragraph" style:parent-style-name="Heading_20_4">
      <style:paragraph-properties fo:text-align="justify" style:justify-single-word="false"/>
      <style:text-properties fo:font-size="12pt" fo:font-weight="bold" officeooo:paragraph-rsid="004d8f37" style:font-size-asian="10.5pt" style:font-weight-asian="bold" style:font-size-complex="12pt" style:font-weight-complex="bold"/>
    </style:style>
    <style:style style:name="P5" style:family="paragraph" style:parent-style-name="Text_20_body">
      <style:text-properties fo:font-weight="bold" officeooo:rsid="0050498d" officeooo:paragraph-rsid="0050498d" style:font-weight-asian="bold" style:font-weight-complex="bold"/>
    </style:style>
    <style:style style:name="P6" style:family="paragraph" style:parent-style-name="Text_20_body">
      <style:paragraph-properties fo:text-align="justify" style:justify-single-word="false"/>
      <style:text-properties fo:font-weight="bold" officeooo:rsid="0050498d" officeooo:paragraph-rsid="0050498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42c387"/>
    </style:style>
    <style:style style:name="P9" style:family="paragraph" style:parent-style-name="Text_20_body">
      <style:paragraph-properties fo:text-align="justify" style:justify-single-word="false"/>
      <style:text-properties officeooo:paragraph-rsid="003f7000"/>
    </style:style>
    <style:style style:name="P10" style:family="paragraph" style:parent-style-name="Text_20_body">
      <style:paragraph-properties fo:text-align="justify" style:justify-single-word="false"/>
      <style:text-properties officeooo:paragraph-rsid="0059eeaa"/>
    </style:style>
    <style:style style:name="P11" style:family="paragraph" style:parent-style-name="Standard">
      <style:paragraph-properties fo:text-align="justify" style:justify-single-word="false"/>
      <style:text-properties officeooo:rsid="0017ca1c" officeooo:paragraph-rsid="002480b0"/>
    </style:style>
    <style:style style:name="P12" style:family="paragraph" style:parent-style-name="Text_20_body">
      <style:paragraph-properties fo:text-align="justify" style:justify-single-word="false"/>
      <style:text-properties officeooo:rsid="0017ca1c" officeooo:paragraph-rsid="002480b0"/>
    </style:style>
    <style:style style:name="P13" style:family="paragraph" style:parent-style-name="Text_20_body">
      <style:paragraph-properties fo:text-align="justify" style:justify-single-word="false"/>
      <style:text-properties officeooo:rsid="0017ca1c" officeooo:paragraph-rsid="0017ca1c"/>
    </style:style>
    <style:style style:name="P14" style:family="paragraph" style:parent-style-name="Text_20_body">
      <style:paragraph-properties fo:text-align="start" style:justify-single-word="false"/>
      <style:text-properties officeooo:paragraph-rsid="0044ebd1"/>
    </style:style>
    <style:style style:name="P15" style:family="paragraph" style:parent-style-name="Heading_20_4" style:list-style-name="L2">
      <style:paragraph-properties fo:text-align="justify" style:justify-single-word="false"/>
      <style:text-properties officeooo:paragraph-rsid="006d4b04"/>
    </style:style>
    <style:style style:name="P16" style:family="paragraph" style:parent-style-name="Text_20_body" style:list-style-name="L1">
      <style:paragraph-properties fo:text-align="justify" style:justify-single-word="false"/>
      <style:text-properties officeooo:paragraph-rsid="00278d13"/>
    </style:style>
    <style:style style:name="P17" style:family="paragraph" style:parent-style-name="Text_20_body" style:list-style-name="L1">
      <style:paragraph-properties fo:text-align="justify" style:justify-single-word="false"/>
    </style:style>
    <style:style style:name="P18" style:family="paragraph" style:parent-style-name="Text_20_body">
      <style:paragraph-properties fo:text-align="justify" style:justify-single-word="false"/>
      <style:text-properties officeooo:paragraph-rsid="0042c387"/>
    </style:style>
    <style:style style:name="T1" style:family="text">
      <style:text-properties officeooo:rsid="001eb62e"/>
    </style:style>
    <style:style style:name="T2" style:family="text">
      <style:text-properties fo:font-weight="normal" style:font-weight-asian="normal" style:font-weight-complex="normal"/>
    </style:style>
    <style:style style:name="T3" style:family="text">
      <style:text-properties fo:font-weight="normal" officeooo:rsid="0039e9d2" style:font-weight-asian="normal" style:font-weight-complex="normal"/>
    </style:style>
    <style:style style:name="T4" style:family="text">
      <style:text-properties fo:font-weight="normal" officeooo:rsid="003b44b5" style:font-weight-asian="normal" style:font-weight-complex="normal"/>
    </style:style>
    <style:style style:name="T5" style:family="text">
      <style:text-properties fo:font-weight="normal" officeooo:rsid="003e4891" style:font-weight-asian="normal" style:font-weight-complex="normal"/>
    </style:style>
    <style:style style:name="T6" style:family="text">
      <style:text-properties fo:font-weight="normal" officeooo:rsid="0040f040" style:font-weight-asian="normal" style:font-weight-complex="normal"/>
    </style:style>
    <style:style style:name="T7" style:family="text">
      <style:text-properties fo:font-weight="normal" officeooo:rsid="0041ecba" style:font-weight-asian="normal" style:font-weight-complex="normal"/>
    </style:style>
    <style:style style:name="T8" style:family="text">
      <style:text-properties fo:font-weight="normal" officeooo:rsid="004c980d" style:font-weight-asian="normal" style:font-weight-complex="normal"/>
    </style:style>
    <style:style style:name="T9" style:family="text">
      <style:text-properties fo:font-weight="normal" officeooo:rsid="004a187e" style:font-weight-asian="normal" style:font-weight-complex="normal"/>
    </style:style>
    <style:style style:name="T10" style:family="text">
      <style:text-properties fo:font-weight="normal" officeooo:rsid="004a9275" style:font-weight-asian="normal" style:font-weight-complex="normal"/>
    </style:style>
    <style:style style:name="T11" style:family="text">
      <style:text-properties fo:font-weight="normal" officeooo:rsid="004b2db4" style:font-weight-asian="normal" style:font-weight-complex="normal"/>
    </style:style>
    <style:style style:name="T12" style:family="text">
      <style:text-properties fo:font-weight="normal" officeooo:rsid="00513fcd" style:font-weight-asian="normal" style:font-weight-complex="normal"/>
    </style:style>
    <style:style style:name="T13" style:family="text">
      <style:text-properties fo:font-weight="normal" officeooo:rsid="00515779" style:font-weight-asian="normal" style:font-weight-complex="normal"/>
    </style:style>
    <style:style style:name="T14" style:family="text">
      <style:text-properties fo:font-weight="normal" officeooo:rsid="0052a06e" style:font-weight-asian="normal" style:font-weight-complex="normal"/>
    </style:style>
    <style:style style:name="T15" style:family="text">
      <style:text-properties fo:font-weight="normal" officeooo:rsid="00538eb4" style:font-weight-asian="normal" style:font-weight-complex="normal"/>
    </style:style>
    <style:style style:name="T16" style:family="text">
      <style:text-properties fo:font-weight="normal" officeooo:rsid="0057161b" style:font-weight-asian="normal" style:font-weight-complex="normal"/>
    </style:style>
    <style:style style:name="T17" style:family="text">
      <style:text-properties fo:font-weight="normal" officeooo:rsid="0056d0fb" style:font-weight-asian="normal" style:font-weight-complex="normal"/>
    </style:style>
    <style:style style:name="T18" style:family="text">
      <style:text-properties fo:font-weight="normal" officeooo:rsid="005d2cc2" style:font-weight-asian="normal" style:font-weight-complex="normal"/>
    </style:style>
    <style:style style:name="T19" style:family="text">
      <style:text-properties fo:font-weight="normal" officeooo:rsid="005f74a0" style:font-weight-asian="normal" style:font-weight-complex="normal"/>
    </style:style>
    <style:style style:name="T20" style:family="text">
      <style:text-properties fo:font-weight="normal" officeooo:rsid="005f898d" style:font-weight-asian="normal" style:font-weight-complex="normal"/>
    </style:style>
    <style:style style:name="T21" style:family="text">
      <style:text-properties fo:font-weight="normal" officeooo:rsid="0069cc07" style:font-weight-asian="normal" style:font-weight-complex="normal"/>
    </style:style>
    <style:style style:name="T22" style:family="text">
      <style:text-properties fo:font-weight="normal" officeooo:rsid="006d4b04" style:font-weight-asian="normal" style:font-weight-complex="normal"/>
    </style:style>
    <style:style style:name="T23" style:family="text">
      <style:text-properties officeooo:rsid="003b44b5"/>
    </style:style>
    <style:style style:name="T24" style:family="text">
      <style:text-properties fo:font-weight="bold" style:font-weight-asian="bold" style:font-weight-complex="bold"/>
    </style:style>
    <style:style style:name="T25" style:family="text">
      <style:text-properties fo:font-weight="bold" officeooo:rsid="003c93ee" style:font-weight-asian="bold" style:font-weight-complex="bold"/>
    </style:style>
    <style:style style:name="T26" style:family="text">
      <style:text-properties fo:font-weight="bold" officeooo:rsid="0040f040" style:font-weight-asian="bold" style:font-weight-complex="bold"/>
    </style:style>
    <style:style style:name="T27" style:family="text">
      <style:text-properties fo:font-weight="bold" officeooo:rsid="0041ecba" style:font-weight-asian="bold" style:font-weight-complex="bold"/>
    </style:style>
    <style:style style:name="T28" style:family="text">
      <style:text-properties fo:font-weight="bold" officeooo:rsid="00580e5f" style:font-weight-asian="bold" style:font-weight-complex="bold"/>
    </style:style>
    <style:style style:name="T29" style:family="text">
      <style:text-properties officeooo:rsid="003f7000"/>
    </style:style>
    <style:style style:name="T30" style:family="text">
      <style:text-properties officeooo:rsid="0040f040"/>
    </style:style>
    <style:style style:name="T31" style:family="text">
      <style:text-properties officeooo:rsid="0041ecba"/>
    </style:style>
    <style:style style:name="T32" style:family="text">
      <style:text-properties officeooo:rsid="0042c387"/>
    </style:style>
    <style:style style:name="T33" style:family="text">
      <style:text-properties officeooo:rsid="004493e1"/>
    </style:style>
    <style:style style:name="T34" style:family="text">
      <style:text-properties officeooo:rsid="0050a767"/>
    </style:style>
    <style:style style:name="T35" style:family="text">
      <style:text-properties officeooo:rsid="00594bff"/>
    </style:style>
    <style:style style:name="T36" style:family="text">
      <style:text-properties officeooo:rsid="0059eeaa"/>
    </style:style>
    <style:style style:name="T37" style:family="text">
      <style:text-properties officeooo:rsid="005b5625"/>
    </style:style>
    <style:style style:name="T38" style:family="text">
      <style:text-properties officeooo:rsid="005f120d"/>
    </style:style>
    <style:style style:name="T39" style:family="text">
      <style:text-properties officeooo:rsid="00654747"/>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officeooo:rsid="00680d13"/>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69cc07" style:font-style-asian="italic" style:font-weight-asian="normal" style:font-style-complex="italic" style:font-weight-complex="normal"/>
    </style:style>
    <style:style style:name="T44" style:family="text">
      <style:text-properties officeooo:rsid="006ea483"/>
    </style:style>
    <style:style style:name="T45" style:family="text">
      <style:text-properties officeooo:rsid="00701c54"/>
    </style:style>
    <style:style style:name="T46" style:family="text">
      <style:text-properties officeooo:rsid="0070b960"/>
    </style:style>
    <style:style style:name="T47" style:family="text">
      <style:text-properties officeooo:rsid="00722ca3"/>
    </style:style>
    <style:style style:name="T48" style:family="text">
      <style:text-properties officeooo:rsid="0072bd92"/>
    </style:style>
    <style:style style:name="T49" style:family="text">
      <style:text-properties officeooo:rsid="0073e2c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Problem being worked on</text:p>
      <text:p text:style-name="P13">Topological data analysis (TDA) studies the “shape” of data <text:span text:style-name="T1">(</text:span>coarse geometric features such as connected components, loops, and voids<text:span text:style-name="T1">) </text:span>by converting data into families of spaces and then applying algebraic topology. A standard pipeline begins with a filtered topological space, applies homology with field coefficients, and obtains a <text:span text:style-name="Emphasis">persistence module</text:span>: a functor from a poset of parameter values into vector spaces, recording how homology changes as the parameter increases. In the classical <text:span text:style-name="Strong_20_Emphasis">one-parameter</text:span> case, the indexing poset is totally ordered (e.g. R or N), and the resulting persistence module admits a complete discrete invariant in terms of <text:span text:style-name="Emphasis">barcodes/persistence diagrams</text:span>, enabling both strong theory and highly optimized computation.</text:p>
      <text:p text:style-name="P7">In <text:span text:style-name="Strong_20_Emphasis">multiparameter persistence</text:span>, the filtration is indexed by a product poset such as Rn or Nn (often n=2 or 3), reflecting that real data sets are frequently controlled by more than one scale or “importance” parameter: for example, scale and density, or time and scale. This setting is now central in modern TDA because it captures phenomena that one-parameter persistence can miss, such as sensitivity to outliers or heterogeneity in sampling density.</text:p>
      <text:p text:style-name="P7">However, multiparameter persistence is substantially harder: the category of n-parameter persistence modules has far richer representation theory than the one-parameter case, and in general there is <text:span text:style-name="Strong_20_Emphasis">no complete discrete invariant</text:span> analogous to the barcode. A foundational statement of this obstacle appears in the multidimensional theory of Carlsson and Zomorodian, which proposes the <text:span text:style-name="Emphasis">rank invariant</text:span> precisely because a barcode-like complete invariant does not exist in higher dimensions. Moreover, even the natural metric on multiparameter persistence modules, the <text:span text:style-name="Strong_20_Emphasis">interleaving distance, </text:span>is difficult to compute in general, and NP-hardness results underscore that one cannot simply “port” the one-parameter computational pipeline to the multiparameter setting.</text:p>
      <text:p text:style-name="P11"><text:span text:style-name="Strong_20_Emphasis">Problem statement: </text:span>The goal of this independent study is to implement a computational library that makes <text:span text:style-name="Emphasis">tame persistence modules over infinite posets</text:span> algorithmically tractable, by realizing Ezra Miller’s framework of <text:span text:style-name="Strong_20_Emphasis">tameness</text:span> together with <text:span text:style-name="Strong_20_Emphasis">fringe and flange presentations</text:span>. Miller develops a homological algebra for modules over posets “as closely parallel as possible” to the finitely generated module theory over Noetherian rings, replacing Noetherian hypotheses (which fail for many posets of interest) with a <text:span text:style-name="Emphasis">tameness</text:span> condition that still guarantees existence of finite presentations/resolutions amenable to computation.</text:p>
      <text:p text:style-name="P11"/>
      <text:p text:style-name="P12">Concretely, the library aims to:</text:p>
      <text:list xml:id="list190055552" text:style-name="L1">
        <text:list-item>
          <text:p text:style-name="P16">represent persistence modules indexed by infinite posets (e.g. Rn, Zn, or other polyhedral partially ordered groups) using finite data structures derived from <text:span text:style-name="Strong_20_Emphasis">fringe</text:span> and <text:span text:style-name="Strong_20_Emphasis">flange</text:span> presentations, so that “infinite” indexing sets become accessible to computation;</text:p>
        </text:list-item>
        <text:list-item>
          <text:p text:style-name="P17">provide an implementation-centered, reusable toolkit for <text:span text:style-name="Strong_20_Emphasis">homological algebra on poset modules</text:span> (presentations, resolutions, Ext/Tor, change-of-posets functors), together with computational geometry backends needed to work with real-parameter posets;</text:p>
        </text:list-item>
        <text:list-item>
          <text:p text:style-name="P17">compute a suite of <text:span text:style-name="Strong_20_Emphasis">invariants used in multiparameter persistence</text:span> (both algebraic and statistical/vectorized) in a way that complements and extends existing software.</text:p>
        </text:list-item>
      </text:list>
      <text:p text:style-name="P7"><text:soft-page-break/>The central mathematical objective is not to prove new theorems, but to <text:span text:style-name="Strong_20_Emphasis">translate a modern theoretical framework (Miller’s) into a usable computational object</text:span>, with careful attention to correctness, extensibility, and interoperability with the broader TDA ecosystem.</text:p>
      <text:p text:style-name="P3">2) Previous work related to the problem</text:p>
      <text:h text:style-name="P4" text:outline-level="4">Prior computational and software work</text:h>
      <text:list xml:id="list3847210241" text:style-name="L2">
        <text:list-item>
          <text:h text:style-name="P15" text:outline-level="4"><text:span text:style-name="Strong_20_Emphasis"><text:span text:style-name="T24">RIVET (2-parameter persistence).</text:span></text:span><text:span text:style-name="T2"> Lesnick and Wright’s </text:span><text:span text:style-name="T42">RIVET</text:span><text:span text:style-name="T2"> system provides interactive visualization for 2D persistence modules, emphasizing fast queries of barcodes along affine slices using a planar line arrangement data structure. Our library borrows the arrangement philosophy but is designed to generalize beyond the 2D visualization setting to a broader homological algebra toolkit for tame poset modules. </text:span></text:h>
        </text:list-item>
        <text:list-item>
          <text:h text:style-name="P15" text:outline-level="4"><text:span text:style-name="Strong_20_Emphasis"><text:span text:style-name="T24">multipers (multiparameter persistence for ML).</text:span></text:span><text:span text:style-name="T2"> The </text:span><text:span text:style-name="T43">multipers</text:span><text:span text:style-name="T21"> </text:span><text:span text:style-name="T2">library provides practical multiparameter persistence descriptors for machine learning, with an emphasis on end-to-end pipelines for multifiltrations and feature generation; it highlights signed measures/barcodes and modern vectorizations. </text:span><text:span text:style-name="T9">Our main differentiator is, again, our focus on tame infinite-poset tractability and homological algebra tools, </text:span><text:span text:style-name="T2">aiming to serve as a foundational research library rather than primarily a descriptor toolkit. </text:span></text:h>
        </text:list-item>
        <text:list-item>
          <text:h text:style-name="P15" text:outline-level="4"><text:span text:style-name="T22">C</text:span><text:span text:style-name="Strong_20_Emphasis">omputer algebra systems (CAS).</text:span> <text:span text:style-name="T42">Macaulay2</text:span><text:span text:style-name="T2"> and </text:span><text:span text:style-name="T42">Singular</text:span><text:span text:style-name="T2"> are standard tools for Gröbner bases, multigraded resolutions, and commutative algebra computations. Their generality is invaluable, but their algorithms are not specialized to the data structures arising in multiparameter persistence, motivating domain-specific implementations. </text:span><text:span text:style-name="T10">Indeed, </text:span><text:span text:style-name="T2">specialized </text:span><text:span text:style-name="T11">multi</text:span><text:span text:style-name="T2">parameter algorithms can dramatically outperform general CAS in this domain.</text:span></text:h>
        </text:list-item>
      </text:list>
      <text:p text:style-name="P14"><text:span text:style-name="Strong_20_Emphasis"><text:span text:style-name="T41">The literature on multiparameter persistence invariants</text:span></text:span><text:line-break/>A major goal <text:span text:style-name="T44">of our work </text:span>is to provide a unified computational framework for invariants commonly used in multiparameter persistence, <text:span text:style-name="T45">something current software does not do in full.</text:span></text:p>
      <text:p text:style-name="P8"><text:span text:style-name="T29">Th</text:span><text:span text:style-name="T46">ese invariants</text:span><text:span text:style-name="T29"> includes the following</text:span>: <text:span text:style-name="Strong_20_Emphasis"><text:span text:style-name="T24">Rank-based invariants</text:span></text:span><text:span text:style-name="Strong_20_Emphasis"><text:span text:style-name="T2"> </text:span></text:span><text:span text:style-name="Strong_20_Emphasis"><text:span text:style-name="T3">(Carls</text:span></text:span><text:span text:style-name="Strong_20_Emphasis"><text:span text:style-name="T4">s</text:span></text:span><text:span text:style-name="Strong_20_Emphasis"><text:span text:style-name="T3">on-Zomorodian); </text:span></text:span><text:span text:style-name="Strong_20_Emphasis"><text:span text:style-name="T24">Signed measures / generalized persistence diagrams</text:span></text:span><text:span text:style-name="Strong_20_Emphasis"> </text:span><text:span text:style-name="Strong_20_Emphasis"><text:span text:style-name="T3">(w</text:span></text:span>e <text:span text:style-name="T47">will </text:span>compute rectangle- and Euler-type signed measures via Möbius inversion principles, aligning with generalized diagram constructions in the literature<text:span text:style-name="T23">); </text:span><text:span text:style-name="T25">s</text:span><text:span text:style-name="Strong_20_Emphasis"><text:span text:style-name="T24">lice-based invariants and distances</text:span></text:span><text:span text:style-name="Strong_20_Emphasis"><text:span text:style-name="T2"> </text:span></text:span><text:span text:style-name="Strong_20_Emphasis"><text:span text:style-name="T5">(w</text:span></text:span>e <text:span text:style-name="T48">will </text:span>compute barcodes on 1D slices and implement matching-distance computations, including algorithms based on line arrangements, as developed in the RIVET ecosystem and in exact matching-distance work<text:span text:style-name="T30">); </text:span><text:span text:style-name="T26">m</text:span><text:span text:style-name="Strong_20_Emphasis"><text:span text:style-name="T24">ultiparameter persistence landscapes</text:span></text:span><text:span text:style-name="Strong_20_Emphasis"> </text:span><text:span text:style-name="Strong_20_Emphasis"><text:span text:style-name="T6">(Vipond); </text:span></text:span><text:span text:style-name="Strong_20_Emphasis"><text:span text:style-name="T28">vectorizations f</text:span></text:span><text:span text:style-name="Strong_20_Emphasis"><text:span text:style-name="T24">or</text:span></text:span><text:span text:style-name="Strong_20_Emphasis"><text:span text:style-name="T2"> </text:span></text:span><text:span text:style-name="Strong_20_Emphasis"><text:span text:style-name="T24">statistics</text:span></text:span><text:span text:style-name="Strong_20_Emphasis"><text:span text:style-name="T2"> </text:span></text:span><text:span text:style-name="Strong_20_Emphasis"><text:span text:style-name="T24">and </text:span></text:span><text:span text:style-name="Strong_20_Emphasis"><text:span text:style-name="T28">ML</text:span></text:span><text:span text:style-name="Strong_20_Emphasis"><text:span text:style-name="T6"> (</text:span></text:span>classic one-parameter vectorizations such as persistence landscapes (Bubenik) and persistence images (Adams et al.) as well as recent multiparameter vectorization strategies such as multiparameter persistence images (Carrière–Blumberg–Loiseaux framework)<text:span text:style-name="T30">); </text:span><text:span text:style-name="T27">e</text:span><text:span text:style-name="Strong_20_Emphasis"><text:span text:style-name="T24">ntropy and kernel methods</text:span></text:span><text:span text:style-name="Strong_20_Emphasis"><text:span text:style-name="T2"> </text:span></text:span><text:span text:style-name="Strong_20_Emphasis"><text:span text:style-name="T7">(w</text:span></text:span>e <text:span text:style-name="T49">will </text:span>include persistent-entropy summaries and Wasserstein-style kernel computations, drawing on modern TDA feature engineering<text:span text:style-name="T31">).</text:span></text:p>
      <text:p text:style-name="P8"><text:span text:style-name="T40">A distinctive aspect of our implementation is that it aims to place these invariants </text:span><text:span text:style-name="Strong_20_Emphasis"><text:span text:style-name="T40">on top of a common algebra/geometry substrate</text:span></text:span><text:span text:style-name="T40"> (fringe/flange encodings + homological algebra), rather than treating each descriptor as an isolated pipeline.</text:span></text:p>
      <text:h text:style-name="P1" text:outline-level="3"><text:soft-page-break/>3) How we propose to make progress</text:h>
      <text:h text:style-name="Heading_20_4" text:outline-level="4">Proposed approach and methods</text:h>
      <text:p text:style-name="P7">The research plan is implementation-driven: it consists of turning Miller’s abstract data structures into efficient, composable computational objects, and then building an invariant computation layer on top.</text:p>
      <text:p text:style-name="P9"><text:span text:style-name="T39">Work on this project already began in December 2025, and will continue along the following explicitly planned lines</text:span>: <text:span text:style-name="T38">i</text:span><text:span text:style-name="T37">mplementation of the invariants listed in the previous section; f</text:span><text:span text:style-name="Strong_20_Emphasis"><text:span text:style-name="T2">ield generality beyond </text:span></text:span><text:span text:style-name="Strong_20_Emphasis"><text:span text:style-name="T18">the rationals</text:span></text:span><text:span text:style-name="Strong_20_Emphasis"><text:span text:style-name="T2">; </text:span></text:span><text:span text:style-name="Strong_20_Emphasis"><text:span text:style-name="T19">a broad toolkit for homological algebra and commutative algebra </text:span></text:span><text:span text:style-name="Strong_20_Emphasis"><text:span text:style-name="T20">manipulations; </text:span></text:span><text:span text:style-name="Strong_20_Emphasis"><text:span text:style-name="T8">a</text:span></text:span><text:span text:style-name="Strong_20_Emphasis"><text:span text:style-name="T2"> robust statistics layer; </text:span></text:span><text:span text:style-name="Strong_20_Emphasis"><text:span text:style-name="T8">i</text:span></text:span><text:span text:style-name="Strong_20_Emphasis"><text:span text:style-name="T2">mproved data ingestion; </text:span></text:span><text:span text:style-name="Strong_20_Emphasis"><text:span text:style-name="T8">v</text:span></text:span><text:span text:style-name="Strong_20_Emphasis"><text:span text:style-name="T2">isualization and exploratory interfaces; </text:span></text:span><text:span text:style-name="Strong_20_Emphasis"><text:span text:style-name="T8">p</text:span></text:span><text:span text:style-name="Strong_20_Emphasis"><text:span text:style-name="T2">erformance and scalability improvements.</text:span></text:span></text:p>
      <text:h text:style-name="Heading_20_4" text:outline-level="4">Sources to learn the needed techniques</text:h>
      <text:p text:style-name="P7">Primary theoretical and algorithmic sources include: Miller’s <text:span text:style-name="Emphasis">Homological algebra of modules over posets</text:span> for the tameness/fringe/flange framework; Botnan-Lesnick’s survey as a broad entry point to multiparameter persistence, metrics, invariants, and computational themes; Lesnick on interleavings and stability; and NP-hardness results (Bjerkevik et al.) to guide algorithm choice toward computable surrogates; Lesnick-Wright and RIVET for 2-parameter minimal presentations and arrangement-based slice querying; Vipond (multiparameter landscapes), Bubenik (landscapes), Adams et al. (persistence images), and Carrière–Blumberg–Loiseaux (multiparameter persistence images/fast representations) for the invariant/vectorization layer.</text:p>
      <text:p text:style-name="P5">My academic background for this project</text:p>
      <text:p text:style-name="P6"><text:span text:style-name="T2">The project draws on my background both as a mathematics and computer science student. </text:span><text:span text:style-name="T12">On the mathematics side, particularly impactful courses were 611: Algebraic Topology, 445: Topological Data Analysis, 403: Advanced Linear Algebra, </text:span><text:span text:style-name="T13">627: Algebraic Geometry. Additionally, participating in Ezra Miller’s reading group for the last 2 years has acclimated me to the environment of mathematics research and the spirit of curiosity. </text:span><text:span text:style-name="T14">As regards computer science, 532: algorithms, 638: graph algorithms, 641: approximation algorithms, were all invaluable classes in giving me maturity. Internships in software engineering over the last 3 years have exposed me to code-writing and scaling practices that have helped me keep my code clean and maintainable. </text:span><text:span text:style-name="T15">Additionally, statistics 521: Inference will prove important in implementing the </text:span><text:span text:style-name="T16">statistics</text:span><text:span text:style-name="T15"> lay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16:29:48.985806111</meta:creation-date>
    <dc:date>2026-01-15T10:41:41.647523026</dc:date>
    <meta:editing-duration>PT2H9M28S</meta:editing-duration>
    <meta:editing-cycles>89</meta:editing-cycles>
    <meta:generator>LibreOffice/7.3.7.2$Linux_X86_64 LibreOffice_project/30$Build-2</meta:generator>
    <meta:document-statistic meta:table-count="0" meta:image-count="0" meta:object-count="0" meta:page-count="3" meta:paragraph-count="26" meta:word-count="1187" meta:character-count="8895" meta:non-whitespace-character-count="7742"/>
  </office:meta>
</office:document-meta>
</file>